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E000000DF000000DFB6AAC262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8138in"/>
    </style:style>
    <style:style style:name="co3" style:family="table-column">
      <style:table-column-properties fo:break-before="auto" style:column-width="2.6618in"/>
    </style:style>
    <style:style style:name="co4" style:family="table-column">
      <style:table-column-properties fo:break-before="auto" style:column-width="2.6283in"/>
    </style:style>
    <style:style style:name="co5" style:family="table-column">
      <style:table-column-properties fo:break-before="auto" style:column-width="3.6425in"/>
    </style:style>
    <style:style style:name="co6" style:family="table-column">
      <style:table-column-properties fo:break-before="auto" style:column-width="3.0618in"/>
    </style:style>
    <style:style style:name="co7" style:family="table-column">
      <style:table-column-properties fo:break-before="auto" style:column-width="3.0181in"/>
    </style:style>
    <style:style style:name="co8" style:family="table-column">
      <style:table-column-properties fo:break-before="auto" style:column-width="2.5618in"/>
    </style:style>
    <style:style style:name="co9" style:family="table-column">
      <style:table-column-properties fo:break-before="auto" style:column-width="2.466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228in"/>
    </style:style>
    <style:style style:name="co12" style:family="table-column">
      <style:table-column-properties fo:break-before="auto" style:column-width="1.2598in"/>
    </style:style>
    <style:style style:name="co13" style:family="table-column">
      <style:table-column-properties fo:break-before="auto" style:column-width="0.5134in"/>
    </style:style>
    <style:style style:name="co14" style:family="table-column">
      <style:table-column-properties fo:break-before="auto" style:column-width="1.3736in"/>
    </style:style>
    <style:style style:name="co15" style:family="table-column">
      <style:table-column-properties fo:break-before="auto" style:column-width="1.322in"/>
    </style:style>
    <style:style style:name="co16" style:family="table-column">
      <style:table-column-properties fo:break-before="auto" style:column-width="1.68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413in" svg:height="9.9992in" svg:x="1.8965in" svg:y="2.3106in">
            <draw:object draw:notify-on-update-of-ranges="Sheet1.B2:Sheet1.B11 Sheet1.C1:Sheet1.C1 Sheet1.C2:Sheet1.C11 Sheet1.D1:Sheet1.D1 Sheet1.D2:Sheet1.D11 Sheet1.E1:Sheet1.E1 Sheet1.E2:Sheet1.E11 Sheet1.F1:Sheet1.F1 Sheet1.F2:Sheet1.F11 Sheet1.G1:Sheet1.G1 Sheet1.G2:Sheet1.G11 Sheet1.H1:Sheet1.H1 Sheet1.H2:Sheet1.H11 Sheet1.I1:Sheet1.I1 Sheet1.I2:Sheet1.I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One</text:p>
          </table:table-cell>
          <table:table-cell office:value-type="string">
            <text:p>Experiment Two</text:p>
          </table:table-cell>
          <table:table-cell office:value-type="string">
            <text:p>Experiment Three</text:p>
          </table:table-cell>
          <table:table-cell office:value-type="string">
            <text:p>Experiment Four</text:p>
          </table:table-cell>
          <table:table-cell office:value-type="string">
            <text:p>Experiment Five</text:p>
          </table:table-cell>
          <table:table-cell office:value-type="string">
            <text:p>Experiment Six</text:p>
          </table:table-cell>
          <table:table-cell office:value-type="string">
            <text:p>Experiment Seve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.916">
            <text:p>3.916</text:p>
          </table:table-cell>
          <table:table-cell office:value-type="float" office:value="10.1214">
            <text:p>10.1214</text:p>
          </table:table-cell>
          <table:table-cell office:value-type="float" office:value="35.7314">
            <text:p>35.7314</text:p>
          </table:table-cell>
          <table:table-cell office:value-type="float" office:value="37.4872">
            <text:p>37.4872</text:p>
          </table:table-cell>
          <table:table-cell office:value-type="float" office:value="36.148">
            <text:p>36.148</text:p>
          </table:table-cell>
          <table:table-cell office:value-type="float" office:value="41.6534">
            <text:p>41.6534</text:p>
          </table:table-cell>
          <table:table-cell office:value-type="float" office:value="1.5538">
            <text:p>1.553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.0182">
            <text:p>2.0182</text:p>
          </table:table-cell>
          <table:table-cell office:value-type="float" office:value="37.7988">
            <text:p>37.7988</text:p>
          </table:table-cell>
          <table:table-cell office:value-type="float" office:value="34.7126">
            <text:p>34.7126</text:p>
          </table:table-cell>
          <table:table-cell office:value-type="float" office:value="41.3962">
            <text:p>41.3962</text:p>
          </table:table-cell>
          <table:table-cell office:value-type="float" office:value="42.5948">
            <text:p>42.5948</text:p>
          </table:table-cell>
          <table:table-cell office:value-type="float" office:value="42.5316">
            <text:p>42.5316</text:p>
          </table:table-cell>
          <table:table-cell office:value-type="float" office:value="2.032">
            <text:p>2.03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.047">
            <text:p>2.047</text:p>
          </table:table-cell>
          <table:table-cell office:value-type="float" office:value="36.7398">
            <text:p>36.7398</text:p>
          </table:table-cell>
          <table:table-cell office:value-type="float" office:value="40.4554">
            <text:p>40.4554</text:p>
          </table:table-cell>
          <table:table-cell office:value-type="float" office:value="32.09">
            <text:p>32.09</text:p>
          </table:table-cell>
          <table:table-cell office:value-type="float" office:value="46.941">
            <text:p>46.941</text:p>
          </table:table-cell>
          <table:table-cell office:value-type="float" office:value="38.1106">
            <text:p>38.1106</text:p>
          </table:table-cell>
          <table:table-cell office:value-type="float" office:value="7.5804">
            <text:p>7.580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.27">
            <text:p>3.27</text:p>
          </table:table-cell>
          <table:table-cell office:value-type="float" office:value="35.5618">
            <text:p>35.5618</text:p>
          </table:table-cell>
          <table:table-cell office:value-type="float" office:value="37.7428">
            <text:p>37.7428</text:p>
          </table:table-cell>
          <table:table-cell office:value-type="float" office:value="43.5484">
            <text:p>43.5484</text:p>
          </table:table-cell>
          <table:table-cell office:value-type="float" office:value="36.8018">
            <text:p>36.8018</text:p>
          </table:table-cell>
          <table:table-cell office:value-type="float" office:value="37.172">
            <text:p>37.172</text:p>
          </table:table-cell>
          <table:table-cell office:value-type="float" office:value="4.5818">
            <text:p>4.58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.778">
            <text:p>3.778</text:p>
          </table:table-cell>
          <table:table-cell office:value-type="float" office:value="46.2726">
            <text:p>46.2726</text:p>
          </table:table-cell>
          <table:table-cell office:value-type="float" office:value="32.3588">
            <text:p>32.3588</text:p>
          </table:table-cell>
          <table:table-cell office:value-type="float" office:value="31.0032">
            <text:p>31.0032</text:p>
          </table:table-cell>
          <table:table-cell office:value-type="float" office:value="36.6102">
            <text:p>36.6102</text:p>
          </table:table-cell>
          <table:table-cell office:value-type="float" office:value="44.1624">
            <text:p>44.1624</text:p>
          </table:table-cell>
          <table:table-cell office:value-type="float" office:value="2.7708">
            <text:p>2.770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9.7852">
            <text:p>19.7852</text:p>
          </table:table-cell>
          <table:table-cell office:value-type="float" office:value="32.6274">
            <text:p>32.6274</text:p>
          </table:table-cell>
          <table:table-cell office:value-type="float" office:value="34.9126">
            <text:p>34.9126</text:p>
          </table:table-cell>
          <table:table-cell office:value-type="float" office:value="46.634">
            <text:p>46.634</text:p>
          </table:table-cell>
          <table:table-cell office:value-type="float" office:value="28.8852">
            <text:p>28.8852</text:p>
          </table:table-cell>
          <table:table-cell office:value-type="float" office:value="41.5558">
            <text:p>41.5558</text:p>
          </table:table-cell>
          <table:table-cell office:value-type="float" office:value="8.9296">
            <text:p>8.929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1.7518">
            <text:p>31.7518</text:p>
          </table:table-cell>
          <table:table-cell office:value-type="float" office:value="36.7154">
            <text:p>36.7154</text:p>
          </table:table-cell>
          <table:table-cell office:value-type="float" office:value="33.9252">
            <text:p>33.9252</text:p>
          </table:table-cell>
          <table:table-cell office:value-type="float" office:value="22.9394">
            <text:p>22.9394</text:p>
          </table:table-cell>
          <table:table-cell office:value-type="float" office:value="40.1392">
            <text:p>40.1392</text:p>
          </table:table-cell>
          <table:table-cell office:value-type="float" office:value="42.8508">
            <text:p>42.8508</text:p>
          </table:table-cell>
          <table:table-cell office:value-type="float" office:value="7.4378">
            <text:p>7.437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18.2554">
            <text:p>18.2554</text:p>
          </table:table-cell>
          <table:table-cell office:value-type="float" office:value="33.3608">
            <text:p>33.3608</text:p>
          </table:table-cell>
          <table:table-cell office:value-type="float" office:value="42.9858">
            <text:p>42.9858</text:p>
          </table:table-cell>
          <table:table-cell office:value-type="float" office:value="40.7028">
            <text:p>40.7028</text:p>
          </table:table-cell>
          <table:table-cell office:value-type="float" office:value="31.5348">
            <text:p>31.5348</text:p>
          </table:table-cell>
          <table:table-cell office:value-type="float" office:value="33.5304">
            <text:p>33.5304</text:p>
          </table:table-cell>
          <table:table-cell office:value-type="float" office:value="9.3512">
            <text:p>9.351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2.4792">
            <text:p>32.4792</text:p>
          </table:table-cell>
          <table:table-cell office:value-type="float" office:value="37.8622">
            <text:p>37.8622</text:p>
          </table:table-cell>
          <table:table-cell office:value-type="float" office:value="24.9588">
            <text:p>24.9588</text:p>
          </table:table-cell>
          <table:table-cell office:value-type="float" office:value="36.6336">
            <text:p>36.6336</text:p>
          </table:table-cell>
          <table:table-cell office:value-type="float" office:value="41.9772">
            <text:p>41.9772</text:p>
          </table:table-cell>
          <table:table-cell office:value-type="float" office:value="41.678">
            <text:p>41.678</text:p>
          </table:table-cell>
          <table:table-cell office:value-type="float" office:value="6.8312">
            <text:p>6.831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9.2766">
            <text:p>39.2766</text:p>
          </table:table-cell>
          <table:table-cell office:value-type="float" office:value="34.8002">
            <text:p>34.8002</text:p>
          </table:table-cell>
          <table:table-cell office:value-type="float" office:value="35.616">
            <text:p>35.616</text:p>
          </table:table-cell>
          <table:table-cell office:value-type="float" office:value="40.4298">
            <text:p>40.4298</text:p>
          </table:table-cell>
          <table:table-cell office:value-type="float" office:value="37.4804">
            <text:p>37.4804</text:p>
          </table:table-cell>
          <table:table-cell office:value-type="float" office:value="36.9078">
            <text:p>36.9078</text:p>
          </table:table-cell>
          <table:table-cell office:value-type="float" office:value="1.5874">
            <text:p>1.5874</text:p>
          </table:table-cell>
          <table:table-cell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xp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average_ball_in_play_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.916">
            <text:p>3.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.9">
            <text:p>2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2.0182">
            <text:p>2.01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.1">
            <text:p>3.1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2.047">
            <text:p>2.0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.9">
            <text:p>4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.27">
            <text:p>3.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.7">
            <text:p>2.7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.778">
            <text:p>3.7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.6">
            <text:p>1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19.7852">
            <text:p>19.78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11.8">
            <text:p>11.8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1.7518">
            <text:p>31.75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2.6">
            <text:p>32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18.2554">
            <text:p>18.25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65.2">
            <text:p>65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2.4792">
            <text:p>32.47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123.3">
            <text:p>123.3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9.2766">
            <text:p>39.2766</text:p>
          </table:table-cell>
        </table:table-row>
      </table:table>
      <table:table table:name="exp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average_ball_in_play_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65">
            <text:p>86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10.1214">
            <text:p>10.1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989">
            <text:p>298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7.7988">
            <text:p>37.79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814">
            <text:p>281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6.7398">
            <text:p>36.73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342">
            <text:p>134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5.5618">
            <text:p>35.56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120">
            <text:p>31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46.2726">
            <text:p>46.27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434">
            <text:p>343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2.6274">
            <text:p>32.62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748">
            <text:p>274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6.7154">
            <text:p>36.71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2809">
            <text:p>280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3.3608">
            <text:p>33.36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2706">
            <text:p>270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7.8622">
            <text:p>37.86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220">
            <text:p>32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4.8002">
            <text:p>34.8002</text:p>
          </table:table-cell>
        </table:table-row>
      </table:table>
      <table:table table:name="exp6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average_ball_in_play_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92">
            <text:p>34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1.6534">
            <text:p>41.65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400">
            <text:p>340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2.5316">
            <text:p>42.53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8.1106">
            <text:p>38.11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495">
            <text:p>349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7.172">
            <text:p>37.1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490">
            <text:p>349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4.1624">
            <text:p>44.16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392">
            <text:p>33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1.5558">
            <text:p>41.555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391">
            <text:p>3391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2.8508">
            <text:p>42.85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491">
            <text:p>3491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3.5304">
            <text:p>33.53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97">
            <text:p>339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1.678">
            <text:p>41.6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6.9078">
            <text:p>36.9078</text:p>
          </table:table-cell>
        </table:table-row>
      </table:table>
      <table:table table:name="exp7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average_ball_in_play_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1068">
            <text:p>2.1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1356">
            <text:p>2.13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.3082">
            <text:p>3.30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3792">
            <text:p>2.37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.1764">
            <text:p>7.17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.6838">
            <text:p>7.683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5758">
            <text:p>4.57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0.1764">
            <text:p>10.17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.7868">
            <text:p>3.78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5.9318">
            <text:p>5.93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5346">
            <text:p>4.53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4182">
            <text:p>1.418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3094">
            <text:p>2.30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.833">
            <text:p>8.8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.1488">
            <text:p>3.14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6.1312">
            <text:p>6.13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.778">
            <text:p>3.7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5482">
            <text:p>1.548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477">
            <text:p>2.47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0.3416">
            <text:p>10.34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5538">
            <text:p>1.553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032">
            <text:p>2.0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.5804">
            <text:p>7.58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5818">
            <text:p>4.581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7708">
            <text:p>2.770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.9296">
            <text:p>8.929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.4378">
            <text:p>7.437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9.3512">
            <text:p>9.35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6.8312">
            <text:p>6.83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5874">
            <text:p>1.58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5352">
            <text:p>2.535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4754">
            <text:p>1.475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9778">
            <text:p>2.977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7.2018">
            <text:p>17.201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519">
            <text:p>4.51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5772">
            <text:p>1.57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1.181">
            <text:p>11.18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6474">
            <text:p>1.647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1.0334">
            <text:p>11.033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.7974">
            <text:p>8.797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3226">
            <text:p>4.322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9.0518">
            <text:p>9.051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5292">
            <text:p>4.529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1.3988">
            <text:p>11.398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3388">
            <text:p>2.338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23">
            <text:p>4.2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437">
            <text:p>4.43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.7422">
            <text:p>3.742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2.123">
            <text:p>12.12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.3328">
            <text:p>3.3328</text:p>
          </table:table-cell>
        </table:table-row>
      </table:table>
      <table:table table:name="all_export" table:style-name="ta1">
        <table:table-column table:style-name="co10" table:number-columns-repeated="7" table:default-cell-style-name="Default"/>
        <table:table-row table:style-name="ro1">
          <table:table-cell office:value-type="float" office:value="3.916">
            <text:p>3.916</text:p>
          </table:table-cell>
          <table:table-cell office:value-type="float" office:value="10.1214">
            <text:p>10.1214</text:p>
          </table:table-cell>
          <table:table-cell office:value-type="float" office:value="35.7314">
            <text:p>35.7314</text:p>
          </table:table-cell>
          <table:table-cell office:value-type="float" office:value="37.4872">
            <text:p>37.4872</text:p>
          </table:table-cell>
          <table:table-cell office:value-type="float" office:value="36.148">
            <text:p>36.148</text:p>
          </table:table-cell>
          <table:table-cell office:value-type="float" office:value="41.6534">
            <text:p>41.6534</text:p>
          </table:table-cell>
          <table:table-cell office:value-type="float" office:value="1.5538">
            <text:p>1.5538</text:p>
          </table:table-cell>
        </table:table-row>
        <table:table-row table:style-name="ro1">
          <table:table-cell office:value-type="float" office:value="2.0182">
            <text:p>2.0182</text:p>
          </table:table-cell>
          <table:table-cell office:value-type="float" office:value="37.7988">
            <text:p>37.7988</text:p>
          </table:table-cell>
          <table:table-cell office:value-type="float" office:value="34.7126">
            <text:p>34.7126</text:p>
          </table:table-cell>
          <table:table-cell office:value-type="float" office:value="41.3962">
            <text:p>41.3962</text:p>
          </table:table-cell>
          <table:table-cell office:value-type="float" office:value="42.5948">
            <text:p>42.5948</text:p>
          </table:table-cell>
          <table:table-cell office:value-type="float" office:value="42.5316">
            <text:p>42.5316</text:p>
          </table:table-cell>
          <table:table-cell office:value-type="float" office:value="2.032">
            <text:p>2.032</text:p>
          </table:table-cell>
        </table:table-row>
        <table:table-row table:style-name="ro1">
          <table:table-cell office:value-type="float" office:value="2.047">
            <text:p>2.047</text:p>
          </table:table-cell>
          <table:table-cell office:value-type="float" office:value="36.7398">
            <text:p>36.7398</text:p>
          </table:table-cell>
          <table:table-cell office:value-type="float" office:value="40.4554">
            <text:p>40.4554</text:p>
          </table:table-cell>
          <table:table-cell office:value-type="float" office:value="32.09">
            <text:p>32.09</text:p>
          </table:table-cell>
          <table:table-cell office:value-type="float" office:value="46.941">
            <text:p>46.941</text:p>
          </table:table-cell>
          <table:table-cell office:value-type="float" office:value="38.1106">
            <text:p>38.1106</text:p>
          </table:table-cell>
          <table:table-cell office:value-type="float" office:value="7.5804">
            <text:p>7.5804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35.5618">
            <text:p>35.5618</text:p>
          </table:table-cell>
          <table:table-cell office:value-type="float" office:value="37.7428">
            <text:p>37.7428</text:p>
          </table:table-cell>
          <table:table-cell office:value-type="float" office:value="43.5484">
            <text:p>43.5484</text:p>
          </table:table-cell>
          <table:table-cell office:value-type="float" office:value="36.8018">
            <text:p>36.8018</text:p>
          </table:table-cell>
          <table:table-cell office:value-type="float" office:value="37.172">
            <text:p>37.172</text:p>
          </table:table-cell>
          <table:table-cell office:value-type="float" office:value="4.5818">
            <text:p>4.5818</text:p>
          </table:table-cell>
        </table:table-row>
        <table:table-row table:style-name="ro1">
          <table:table-cell office:value-type="float" office:value="3.778">
            <text:p>3.778</text:p>
          </table:table-cell>
          <table:table-cell office:value-type="float" office:value="46.2726">
            <text:p>46.2726</text:p>
          </table:table-cell>
          <table:table-cell office:value-type="float" office:value="32.3588">
            <text:p>32.3588</text:p>
          </table:table-cell>
          <table:table-cell office:value-type="float" office:value="31.0032">
            <text:p>31.0032</text:p>
          </table:table-cell>
          <table:table-cell office:value-type="float" office:value="36.6102">
            <text:p>36.6102</text:p>
          </table:table-cell>
          <table:table-cell office:value-type="float" office:value="44.1624">
            <text:p>44.1624</text:p>
          </table:table-cell>
          <table:table-cell office:value-type="float" office:value="2.7708">
            <text:p>2.7708</text:p>
          </table:table-cell>
        </table:table-row>
        <table:table-row table:style-name="ro1">
          <table:table-cell office:value-type="float" office:value="19.7852">
            <text:p>19.7852</text:p>
          </table:table-cell>
          <table:table-cell office:value-type="float" office:value="32.6274">
            <text:p>32.6274</text:p>
          </table:table-cell>
          <table:table-cell office:value-type="float" office:value="34.9126">
            <text:p>34.9126</text:p>
          </table:table-cell>
          <table:table-cell office:value-type="float" office:value="46.634">
            <text:p>46.634</text:p>
          </table:table-cell>
          <table:table-cell office:value-type="float" office:value="28.8852">
            <text:p>28.8852</text:p>
          </table:table-cell>
          <table:table-cell office:value-type="float" office:value="41.5558">
            <text:p>41.5558</text:p>
          </table:table-cell>
          <table:table-cell office:value-type="float" office:value="8.9296">
            <text:p>8.9296</text:p>
          </table:table-cell>
        </table:table-row>
        <table:table-row table:style-name="ro1">
          <table:table-cell office:value-type="float" office:value="31.7518">
            <text:p>31.7518</text:p>
          </table:table-cell>
          <table:table-cell office:value-type="float" office:value="36.7154">
            <text:p>36.7154</text:p>
          </table:table-cell>
          <table:table-cell office:value-type="float" office:value="33.9252">
            <text:p>33.9252</text:p>
          </table:table-cell>
          <table:table-cell office:value-type="float" office:value="22.9394">
            <text:p>22.9394</text:p>
          </table:table-cell>
          <table:table-cell office:value-type="float" office:value="40.1392">
            <text:p>40.1392</text:p>
          </table:table-cell>
          <table:table-cell office:value-type="float" office:value="42.8508">
            <text:p>42.8508</text:p>
          </table:table-cell>
          <table:table-cell office:value-type="float" office:value="7.4378">
            <text:p>7.4378</text:p>
          </table:table-cell>
        </table:table-row>
        <table:table-row table:style-name="ro1">
          <table:table-cell office:value-type="float" office:value="18.2554">
            <text:p>18.2554</text:p>
          </table:table-cell>
          <table:table-cell office:value-type="float" office:value="33.3608">
            <text:p>33.3608</text:p>
          </table:table-cell>
          <table:table-cell office:value-type="float" office:value="42.9858">
            <text:p>42.9858</text:p>
          </table:table-cell>
          <table:table-cell office:value-type="float" office:value="40.7028">
            <text:p>40.7028</text:p>
          </table:table-cell>
          <table:table-cell office:value-type="float" office:value="31.5348">
            <text:p>31.5348</text:p>
          </table:table-cell>
          <table:table-cell office:value-type="float" office:value="33.5304">
            <text:p>33.5304</text:p>
          </table:table-cell>
          <table:table-cell office:value-type="float" office:value="9.3512">
            <text:p>9.3512</text:p>
          </table:table-cell>
        </table:table-row>
        <table:table-row table:style-name="ro1">
          <table:table-cell office:value-type="float" office:value="32.4792">
            <text:p>32.4792</text:p>
          </table:table-cell>
          <table:table-cell office:value-type="float" office:value="37.8622">
            <text:p>37.8622</text:p>
          </table:table-cell>
          <table:table-cell office:value-type="float" office:value="24.9588">
            <text:p>24.9588</text:p>
          </table:table-cell>
          <table:table-cell office:value-type="float" office:value="36.6336">
            <text:p>36.6336</text:p>
          </table:table-cell>
          <table:table-cell office:value-type="float" office:value="41.9772">
            <text:p>41.9772</text:p>
          </table:table-cell>
          <table:table-cell office:value-type="float" office:value="41.678">
            <text:p>41.678</text:p>
          </table:table-cell>
          <table:table-cell office:value-type="float" office:value="6.8312">
            <text:p>6.8312</text:p>
          </table:table-cell>
        </table:table-row>
        <table:table-row table:style-name="ro1">
          <table:table-cell office:value-type="float" office:value="39.2766">
            <text:p>39.2766</text:p>
          </table:table-cell>
          <table:table-cell office:value-type="float" office:value="34.8002">
            <text:p>34.8002</text:p>
          </table:table-cell>
          <table:table-cell office:value-type="float" office:value="35.616">
            <text:p>35.616</text:p>
          </table:table-cell>
          <table:table-cell office:value-type="float" office:value="40.4298">
            <text:p>40.4298</text:p>
          </table:table-cell>
          <table:table-cell office:value-type="float" office:value="37.4804">
            <text:p>37.4804</text:p>
          </table:table-cell>
          <table:table-cell office:value-type="float" office:value="36.9078">
            <text:p>36.9078</text:p>
          </table:table-cell>
          <table:table-cell office:value-type="float" office:value="1.5874">
            <text:p>1.58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03:13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6T01:13:15</dc:date>
    <dc:creator>Lettier </dc:creator>
    <meta:generator>LibreOffice/4.0.2.2$Linux_X86_64 LibreOffice_project/4c82dcdd6efcd48b1d8bba66bfe1989deee49c3</meta:generator>
    <meta:editing-duration>P1DT34M8S</meta:editing-duration>
    <meta:editing-cycles>7</meta:editing-cycles>
    <meta:document-statistic meta:table-count="6" meta:cell-count="6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interval-major="2.5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amed-symbol" chart:symbol-name="square" chart:symbol-width="0.15cm" chart:symbol-height="0.15cm"/>
      <style:graphic-properties svg:stroke-width="0.051cm" svg:stroke-color="#ff8d00" draw:fill-color="#ff8d0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15cm" chart:symbol-height="0.15cm"/>
      <style:graphic-properties svg:stroke-width="0.051cm" svg:stroke-color="#996633" draw:fill-color="#996633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15cm" chart:symbol-height="0.15cm"/>
      <style:graphic-properties svg:stroke-width="0.08cm" svg:stroke-color="#4c1900" draw:fill-color="#4c190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sterisk" chart:symbol-width="0.15cm" chart:symbol-height="0.15cm"/>
      <style:graphic-properties svg:stroke-width="0.051cm" svg:stroke-color="#ff00ff" draw:fill-color="#ff00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right" chart:symbol-width="0.15cm" chart:symbol-height="0.15cm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x" chart:symbol-width="0.15cm" chart:symbol-height="0.15cm">
        <chart:symbol-image xlink:href="Pictures/2000000E000000DF000000DFB6AAC262.svm" xlink:type="simple" xlink:actuate="onLoad"/>
      </style:chart-properties>
      <style:graphic-properties svg:stroke-width="0.051cm" svg:stroke-color="#000080" draw:fill-color="#00008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bow-tie" chart:symbol-width="0.15cm" chart:symbol-height="0.15cm"/>
      <style:graphic-properties svg:stroke-width="0.08cm" svg:stroke-color="#00ae00" draw:fill-color="#00ae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1.69cm" svg:height="25.399cm" xlink:href=".." xlink:type="simple" chart:class="chart:line" chart:style-name="ch1">
        <chart:title svg:x="16.861cm" svg:y="0.691cm" chart:style-name="ch2">
          <text:p>SimPL</text:p>
        </chart:title>
        <chart:subtitle svg:x="7.207cm" svg:y="2.759cm" chart:style-name="ch3">
          <text:p>Average ball-in-play time of five rounds per every 10th generation top performer.</text:p>
        </chart:subtitle>
        <chart:legend svg:x="31.896cm" svg:y="10.818cm" style:legend-expansion="custom" chartooo:width="9.268cm" chartooo:height="5.802cm" style:legend-expansion-aspect-ratio="1.59738021371941" chart:style-name="ch4"/>
        <chart:plot-area chart:style-name="ch5" table:cell-range-address="Sheet1.B1:Sheet1.I11" chart:data-source-has-labels="both" svg:x="2.36cm" svg:y="4.089cm" svg:width="30.478cm" svg:height="19.672cm">
          <chartooo:coordinate-region svg:x="3.669cm" svg:y="4.315cm" svg:width="28.929cm" svg:height="18.746cm"/>
          <chart:axis chart:dimension="x" chart:name="primary-x" chart:style-name="ch6" chartooo:axis-type="auto">
            <chartooo:date-scale/>
            <chart:title svg:x="15.681cm" svg:y="23.97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614cm" svg:y="17.955cm" chart:style-name="ch10">
              <text:p>Average Ball-in-play Time (Seconds)</text:p>
            </chart:title>
            <chart:grid chart:style-name="ch8" chart:class="major"/>
            <chart:grid chart:style-name="ch8" chart:class="minor"/>
          </chart:axis>
          <chart:series chart:style-name="ch11" chart:values-cell-range-address="Sheet1.C2:Sheet1.C11" chart:label-cell-address="Sheet1.C1:Sheet1.C1" chart:class="chart:line">
            <chart:data-point chart:repeated="10"/>
          </chart:series>
          <chart:series chart:style-name="ch12" chart:values-cell-range-address="Sheet1.D2:Sheet1.D11" chart:label-cell-address="Sheet1.D1:Sheet1.D1" chart:class="chart:line">
            <chart:data-point chart:repeated="10"/>
          </chart:series>
          <chart:series chart:style-name="ch13" chart:values-cell-range-address="Sheet1.E2:Sheet1.E11" chart:label-cell-address="Sheet1.E1:Sheet1.E1" chart:class="chart:line">
            <chart:data-point chart:repeated="10"/>
          </chart:series>
          <chart:series chart:style-name="ch14" chart:values-cell-range-address="Sheet1.F2:Sheet1.F11" chart:label-cell-address="Sheet1.F1:Sheet1.F1" chart:class="chart:line">
            <chart:data-point chart:repeated="10"/>
          </chart:series>
          <chart:series chart:style-name="ch15" chart:values-cell-range-address="Sheet1.G2:Sheet1.G11" chart:label-cell-address="Sheet1.G1:Sheet1.G1" chart:class="chart:line">
            <chart:data-point chart:repeated="10"/>
          </chart:series>
          <chart:series chart:style-name="ch16" chart:values-cell-range-address="Sheet1.H2:Sheet1.H11" chart:label-cell-address="Sheet1.H1:Sheet1.H1" chart:class="chart:line">
            <chart:data-point chart:repeated="10"/>
          </chart:series>
          <chart:series chart:style-name="ch17" chart:values-cell-range-address="Sheet1.I2:Sheet1.I11" chart:label-cell-address="Sheet1.I1:Sheet1.I1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One</text:p>
                <draw:g>
                  <svg:desc>Sheet1.C1:Sheet1.C1</svg:desc>
                </draw:g>
              </table:table-cell>
              <table:table-cell office:value-type="string">
                <text:p>Experiment Two</text:p>
                <draw:g>
                  <svg:desc>Sheet1.D1:Sheet1.D1</svg:desc>
                </draw:g>
              </table:table-cell>
              <table:table-cell office:value-type="string">
                <text:p>Experiment Three</text:p>
                <draw:g>
                  <svg:desc>Sheet1.E1:Sheet1.E1</svg:desc>
                </draw:g>
              </table:table-cell>
              <table:table-cell office:value-type="string">
                <text:p>Experiment Four</text:p>
                <draw:g>
                  <svg:desc>Sheet1.F1:Sheet1.F1</svg:desc>
                </draw:g>
              </table:table-cell>
              <table:table-cell office:value-type="string">
                <text:p>Experiment Five</text:p>
                <draw:g>
                  <svg:desc>Sheet1.G1:Sheet1.G1</svg:desc>
                </draw:g>
              </table:table-cell>
              <table:table-cell office:value-type="string">
                <text:p>Experiment Six</text:p>
                <draw:g>
                  <svg:desc>Sheet1.H1:Sheet1.H1</svg:desc>
                </draw:g>
              </table:table-cell>
              <table:table-cell office:value-type="string">
                <text:p>Experiment Seven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.916">
                <text:p>3.916</text:p>
                <draw:g>
                  <svg:desc>Sheet1.C2:Sheet1.C11</svg:desc>
                </draw:g>
              </table:table-cell>
              <table:table-cell office:value-type="float" office:value="10.1214">
                <text:p>10.1214</text:p>
                <draw:g>
                  <svg:desc>Sheet1.D2:Sheet1.D11</svg:desc>
                </draw:g>
              </table:table-cell>
              <table:table-cell office:value-type="float" office:value="35.7314">
                <text:p>35.7314</text:p>
                <draw:g>
                  <svg:desc>Sheet1.E2:Sheet1.E11</svg:desc>
                </draw:g>
              </table:table-cell>
              <table:table-cell office:value-type="float" office:value="37.4872">
                <text:p>37.4872</text:p>
                <draw:g>
                  <svg:desc>Sheet1.F2:Sheet1.F11</svg:desc>
                </draw:g>
              </table:table-cell>
              <table:table-cell office:value-type="float" office:value="36.148">
                <text:p>36.148</text:p>
                <draw:g>
                  <svg:desc>Sheet1.G2:Sheet1.G11</svg:desc>
                </draw:g>
              </table:table-cell>
              <table:table-cell office:value-type="float" office:value="41.6534">
                <text:p>41.6534</text:p>
                <draw:g>
                  <svg:desc>Sheet1.H2:Sheet1.H11</svg:desc>
                </draw:g>
              </table:table-cell>
              <table:table-cell office:value-type="float" office:value="1.5538">
                <text:p>1.5538</text:p>
                <draw:g>
                  <svg:desc>Sheet1.I2:Sheet1.I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0182">
                <text:p>2.0182</text:p>
              </table:table-cell>
              <table:table-cell office:value-type="float" office:value="37.7988">
                <text:p>37.7988</text:p>
              </table:table-cell>
              <table:table-cell office:value-type="float" office:value="34.7126">
                <text:p>34.7126</text:p>
              </table:table-cell>
              <table:table-cell office:value-type="float" office:value="41.3962">
                <text:p>41.3962</text:p>
              </table:table-cell>
              <table:table-cell office:value-type="float" office:value="42.5948">
                <text:p>42.5948</text:p>
              </table:table-cell>
              <table:table-cell office:value-type="float" office:value="42.5316">
                <text:p>42.5316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047">
                <text:p>2.047</text:p>
              </table:table-cell>
              <table:table-cell office:value-type="float" office:value="36.7398">
                <text:p>36.7398</text:p>
              </table:table-cell>
              <table:table-cell office:value-type="float" office:value="40.4554">
                <text:p>40.4554</text:p>
              </table:table-cell>
              <table:table-cell office:value-type="float" office:value="32.09">
                <text:p>32.09</text:p>
              </table:table-cell>
              <table:table-cell office:value-type="float" office:value="46.941">
                <text:p>46.941</text:p>
              </table:table-cell>
              <table:table-cell office:value-type="float" office:value="38.1106">
                <text:p>38.1106</text:p>
              </table:table-cell>
              <table:table-cell office:value-type="float" office:value="7.5804">
                <text:p>7.580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.27">
                <text:p>3.27</text:p>
              </table:table-cell>
              <table:table-cell office:value-type="float" office:value="35.5618">
                <text:p>35.5618</text:p>
              </table:table-cell>
              <table:table-cell office:value-type="float" office:value="37.7428">
                <text:p>37.7428</text:p>
              </table:table-cell>
              <table:table-cell office:value-type="float" office:value="43.5484">
                <text:p>43.5484</text:p>
              </table:table-cell>
              <table:table-cell office:value-type="float" office:value="36.8018">
                <text:p>36.8018</text:p>
              </table:table-cell>
              <table:table-cell office:value-type="float" office:value="37.172">
                <text:p>37.172</text:p>
              </table:table-cell>
              <table:table-cell office:value-type="float" office:value="4.5818">
                <text:p>4.58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778">
                <text:p>3.778</text:p>
              </table:table-cell>
              <table:table-cell office:value-type="float" office:value="46.2726">
                <text:p>46.2726</text:p>
              </table:table-cell>
              <table:table-cell office:value-type="float" office:value="32.3588">
                <text:p>32.3588</text:p>
              </table:table-cell>
              <table:table-cell office:value-type="float" office:value="31.0032">
                <text:p>31.0032</text:p>
              </table:table-cell>
              <table:table-cell office:value-type="float" office:value="36.6102">
                <text:p>36.6102</text:p>
              </table:table-cell>
              <table:table-cell office:value-type="float" office:value="44.1624">
                <text:p>44.1624</text:p>
              </table:table-cell>
              <table:table-cell office:value-type="float" office:value="2.7708">
                <text:p>2.770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9.7852">
                <text:p>19.7852</text:p>
              </table:table-cell>
              <table:table-cell office:value-type="float" office:value="32.6274">
                <text:p>32.6274</text:p>
              </table:table-cell>
              <table:table-cell office:value-type="float" office:value="34.9126">
                <text:p>34.9126</text:p>
              </table:table-cell>
              <table:table-cell office:value-type="float" office:value="46.634">
                <text:p>46.634</text:p>
              </table:table-cell>
              <table:table-cell office:value-type="float" office:value="28.8852">
                <text:p>28.8852</text:p>
              </table:table-cell>
              <table:table-cell office:value-type="float" office:value="41.5558">
                <text:p>41.5558</text:p>
              </table:table-cell>
              <table:table-cell office:value-type="float" office:value="8.9296">
                <text:p>8.92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1.7518">
                <text:p>31.7518</text:p>
              </table:table-cell>
              <table:table-cell office:value-type="float" office:value="36.7154">
                <text:p>36.7154</text:p>
              </table:table-cell>
              <table:table-cell office:value-type="float" office:value="33.9252">
                <text:p>33.9252</text:p>
              </table:table-cell>
              <table:table-cell office:value-type="float" office:value="22.9394">
                <text:p>22.9394</text:p>
              </table:table-cell>
              <table:table-cell office:value-type="float" office:value="40.1392">
                <text:p>40.1392</text:p>
              </table:table-cell>
              <table:table-cell office:value-type="float" office:value="42.8508">
                <text:p>42.8508</text:p>
              </table:table-cell>
              <table:table-cell office:value-type="float" office:value="7.4378">
                <text:p>7.437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8.2554">
                <text:p>18.2554</text:p>
              </table:table-cell>
              <table:table-cell office:value-type="float" office:value="33.3608">
                <text:p>33.3608</text:p>
              </table:table-cell>
              <table:table-cell office:value-type="float" office:value="42.9858">
                <text:p>42.9858</text:p>
              </table:table-cell>
              <table:table-cell office:value-type="float" office:value="40.7028">
                <text:p>40.7028</text:p>
              </table:table-cell>
              <table:table-cell office:value-type="float" office:value="31.5348">
                <text:p>31.5348</text:p>
              </table:table-cell>
              <table:table-cell office:value-type="float" office:value="33.5304">
                <text:p>33.5304</text:p>
              </table:table-cell>
              <table:table-cell office:value-type="float" office:value="9.3512">
                <text:p>9.351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2.4792">
                <text:p>32.4792</text:p>
              </table:table-cell>
              <table:table-cell office:value-type="float" office:value="37.8622">
                <text:p>37.8622</text:p>
              </table:table-cell>
              <table:table-cell office:value-type="float" office:value="24.9588">
                <text:p>24.9588</text:p>
              </table:table-cell>
              <table:table-cell office:value-type="float" office:value="36.6336">
                <text:p>36.6336</text:p>
              </table:table-cell>
              <table:table-cell office:value-type="float" office:value="41.9772">
                <text:p>41.9772</text:p>
              </table:table-cell>
              <table:table-cell office:value-type="float" office:value="41.678">
                <text:p>41.678</text:p>
              </table:table-cell>
              <table:table-cell office:value-type="float" office:value="6.8312">
                <text:p>6.83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9.2766">
                <text:p>39.2766</text:p>
              </table:table-cell>
              <table:table-cell office:value-type="float" office:value="34.8002">
                <text:p>34.8002</text:p>
              </table:table-cell>
              <table:table-cell office:value-type="float" office:value="35.616">
                <text:p>35.616</text:p>
              </table:table-cell>
              <table:table-cell office:value-type="float" office:value="40.4298">
                <text:p>40.4298</text:p>
              </table:table-cell>
              <table:table-cell office:value-type="float" office:value="37.4804">
                <text:p>37.4804</text:p>
              </table:table-cell>
              <table:table-cell office:value-type="float" office:value="36.9078">
                <text:p>36.9078</text:p>
              </table:table-cell>
              <table:table-cell office:value-type="float" office:value="1.5874">
                <text:p>1.5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